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4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ma_6MeV_50cm" table:style-name="ta1">
        <table:shapes>
          <draw:frame draw:z-index="0" draw:style-name="gr1" draw:text-style-name="P1" svg:width="28.306cm" svg:height="12.664cm" svg:x="12.915cm" svg:y="3.724cm">
            <draw:object draw:notify-on-update-of-ranges="gamma_6MeV_50cm.B5:gamma_6MeV_50cm.B104 gamma_6MeV_50cm.B3:gamma_6MeV_50cm.B3 gamma_6MeV_50cm.C5:gamma_6MeV_50cm.C104 gamma_6MeV_50cm.N4:gamma_6MeV_50cm.N15 gamma_6MeV_50cm.N2:gamma_6MeV_50cm.N2 gamma_6MeV_50cm.O4:gamma_6MeV_50cm.O16 gamma_6MeV_50cm.K5:gamma_6MeV_50cm.K54 gamma_6MeV_50cm.K3:gamma_6MeV_50cm.K3 gamma_6MeV_50cm.L5:gamma_6MeV_50cm.L54 gamma_6MeV_50cm.H5:gamma_6MeV_50cm.H54 gamma_6MeV_50cm.H3:gamma_6MeV_50cm.H3 gamma_6MeV_50cm.I5:gamma_6MeV_50cm.I54 gamma_6MeV_50cm.E5:gamma_6MeV_50cm.E54 gamma_6MeV_50cm.E3:gamma_6MeV_50cm.E3 gamma_6MeV_50cm.F5:gamma_6MeV_50cm.F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<text:s text:c="2"/>1D histogram 1: Edep (MeV/mm) along absorb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1cm </text:p>
          </table:table-cell>
          <table:table-cell table:number-columns-repeated="2"/>
          <table:table-cell office:value-type="string" calcext:value-type="string">
            <text:p>5cm</text:p>
          </table:table-cell>
          <table:table-cell table:number-columns-repeated="2"/>
          <table:table-cell office:value-type="string" calcext:value-type="string">
            <text:p><text:s/>10 cm</text:p>
          </table:table-cell>
          <table:table-cell table:number-columns-repeated="2"/>
          <table:table-cell office:value-type="string" calcext:value-type="string">
            <text:p><text:s/>50 cm</text:p>
          </table:table-cell>
          <table:table-cell table:number-columns-repeated="2"/>
          <table:table-cell office:value-type="string" calcext:value-type="string">
            <text:p><text:s text:c="5"/>X </text:p>
          </table:table-cell>
          <table:table-cell/>
          <table:table-cell office:value-type="string" calcext:value-type="string">
            <text:p><text:s/>Bin Heigh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table:number-columns-repeated="2"/>
          <table:table-cell office:value-type="string" calcext:value-type="string">
            <text:p><text:s text:c="5"/>X </text:p>
          </table:table-cell>
          <table:table-cell table:number-columns-repeated="2"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8735571" calcext:value-type="float">
            <text:p>0.0087355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01799463" calcext:value-type="float">
            <text:p>0.00179946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3978955" calcext:value-type="float">
            <text:p>0.00397895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314693" calcext:value-type="float">
            <text:p>0.0031469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3222213" calcext:value-type="float">
            <text:p>0.00322221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1012243" calcext:value-type="float">
            <text:p>0.010122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04415395" calcext:value-type="float">
            <text:p>0.00441539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8796749" calcext:value-type="float">
            <text:p>0.00879674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7786084" calcext:value-type="float">
            <text:p>0.00778608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8867553" calcext:value-type="float">
            <text:p>0.00886755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9395295" calcext:value-type="float">
            <text:p>0.0093952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0.007277208" calcext:value-type="float">
            <text:p>0.0072772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107033" calcext:value-type="float">
            <text:p>0.010703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1120641" calcext:value-type="float">
            <text:p>0.0112064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1211851" calcext:value-type="float">
            <text:p>0.0121185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8870802" calcext:value-type="float">
            <text:p>0.0088708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.01006006" calcext:value-type="float">
            <text:p>0.0100600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1105139" calcext:value-type="float">
            <text:p>0.0110513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1130912" calcext:value-type="float">
            <text:p>0.0113091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1143066" calcext:value-type="float">
            <text:p>0.0114306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7839324" calcext:value-type="float">
            <text:p>0.0078393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.01114786" calcext:value-type="float">
            <text:p>0.0111478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1097762" calcext:value-type="float">
            <text:p>0.0109776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1111251" calcext:value-type="float">
            <text:p>0.0111125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1034804" calcext:value-type="float">
            <text:p>0.0103480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7267367" calcext:value-type="float">
            <text:p>0.0072673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office:value-type="float" office:value="0.01072008" calcext:value-type="float">
            <text:p>0.0107200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10736" calcext:value-type="float">
            <text:p>0.01073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9965366" calcext:value-type="float">
            <text:p>0.00996536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1003053" calcext:value-type="float">
            <text:p>0.01003053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6440996" calcext:value-type="float">
            <text:p>0.0064409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.25</text:p>
          </table:table-cell>
          <table:table-cell office:value-type="float" office:value="0.01064115" calcext:value-type="float">
            <text:p>0.0106411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9845152" calcext:value-type="float">
            <text:p>0.00984515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9971672" calcext:value-type="float">
            <text:p>0.00997167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9843744" calcext:value-type="float">
            <text:p>0.009843744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5992746" calcext:value-type="float">
            <text:p>0.0059927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.75</text:p>
          </table:table-cell>
          <table:table-cell office:value-type="float" office:value="0.01096647" calcext:value-type="float">
            <text:p>0.0109664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1039374" calcext:value-type="float">
            <text:p>0.0103937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9672737" calcext:value-type="float">
            <text:p>0.00967273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9974411" calcext:value-type="float">
            <text:p>0.009974411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529564" calcext:value-type="float">
            <text:p>0.005295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011485" calcext:value-type="float">
            <text:p>0.01148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1016123" calcext:value-type="float">
            <text:p>0.0101612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1019736" calcext:value-type="float">
            <text:p>0.0101973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9923483" calcext:value-type="float">
            <text:p>0.009923483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4545161" calcext:value-type="float">
            <text:p>0.0045451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.75</text:p>
          </table:table-cell>
          <table:table-cell office:value-type="float" office:value="0.01063008" calcext:value-type="float">
            <text:p>0.0106300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9797364" calcext:value-type="float">
            <text:p>0.00979736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1005106" calcext:value-type="float">
            <text:p>0.0100510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9781405" calcext:value-type="float">
            <text:p>0.0097814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.25</text:p>
          </table:table-cell>
          <table:table-cell office:value-type="float" office:value="0.00977564" calcext:value-type="float">
            <text:p>0.0097756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1010964" calcext:value-type="float">
            <text:p>0.0101096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927486" calcext:value-type="float">
            <text:p>0.00927486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9318456" calcext:value-type="float">
            <text:p>0.00931845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5" calcext:value-type="float">
            <text:p>5.75</text:p>
          </table:table-cell>
          <table:table-cell office:value-type="float" office:value="0.01057027" calcext:value-type="float">
            <text:p>0.01057027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9886684" calcext:value-type="float">
            <text:p>0.009886684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9049899" calcext:value-type="float">
            <text:p>0.009049899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9516627" calcext:value-type="float">
            <text:p>0.00951662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5" calcext:value-type="float">
            <text:p>6.25</text:p>
          </table:table-cell>
          <table:table-cell office:value-type="float" office:value="0.009806931" calcext:value-type="float">
            <text:p>0.00980693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9272779" calcext:value-type="float">
            <text:p>0.009272779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9416525" calcext:value-type="float">
            <text:p>0.00941652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9875012" calcext:value-type="float">
            <text:p>0.0098750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75" calcext:value-type="float">
            <text:p>6.75</text:p>
          </table:table-cell>
          <table:table-cell office:value-type="float" office:value="0.009568566" calcext:value-type="float">
            <text:p>0.009568566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9007018" calcext:value-type="float">
            <text:p>0.009007018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995652" calcext:value-type="float">
            <text:p>0.00995652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8938796" calcext:value-type="float">
            <text:p>0.00893879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25" calcext:value-type="float">
            <text:p>7.25</text:p>
          </table:table-cell>
          <table:table-cell office:value-type="float" office:value="0.009950216" calcext:value-type="float">
            <text:p>0.009950216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900023" calcext:value-type="float">
            <text:p>0.0090002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9179945" calcext:value-type="float">
            <text:p>0.009179945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8755972" calcext:value-type="float">
            <text:p>0.00875597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 office:value-type="float" office:value="0.01022678" calcext:value-type="float">
            <text:p>0.0102267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8203928" calcext:value-type="float">
            <text:p>0.00820392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8574484" calcext:value-type="float">
            <text:p>0.008574484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8974367" calcext:value-type="float">
            <text:p>0.00897436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25" calcext:value-type="float">
            <text:p>8.25</text:p>
          </table:table-cell>
          <table:table-cell office:value-type="float" office:value="0.009821604" calcext:value-type="float">
            <text:p>0.009821604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8285277" calcext:value-type="float">
            <text:p>0.008285277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878159" calcext:value-type="float">
            <text:p>0.00878159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7997441" calcext:value-type="float">
            <text:p>0.00799744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75" calcext:value-type="float">
            <text:p>8.75</text:p>
          </table:table-cell>
          <table:table-cell office:value-type="float" office:value="0.009400324" calcext:value-type="float">
            <text:p>0.009400324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8823185" calcext:value-type="float">
            <text:p>0.00882318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8648411" calcext:value-type="float">
            <text:p>0.00864841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8269595" calcext:value-type="float">
            <text:p>0.00826959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5" calcext:value-type="float">
            <text:p>9.25</text:p>
          </table:table-cell>
          <table:table-cell office:value-type="float" office:value="0.009731455" calcext:value-type="float">
            <text:p>0.00973145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8724463" calcext:value-type="float">
            <text:p>0.008724463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846653" calcext:value-type="float">
            <text:p>0.00846653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829766" calcext:value-type="float">
            <text:p>0.0082976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5" calcext:value-type="float">
            <text:p>9.75</text:p>
          </table:table-cell>
          <table:table-cell office:value-type="float" office:value="0.008943949" calcext:value-type="float">
            <text:p>0.008943949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8003939" calcext:value-type="float">
            <text:p>0.008003939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8341576" calcext:value-type="float">
            <text:p>0.00834157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8063649" calcext:value-type="float">
            <text:p>0.00806364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25" calcext:value-type="float">
            <text:p>10.25</text:p>
          </table:table-cell>
          <table:table-cell office:value-type="float" office:value="0.009139435" calcext:value-type="float">
            <text:p>0.00913943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84537" calcext:value-type="float">
            <text:p>0.0084537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7639059" calcext:value-type="float">
            <text:p>0.007639059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879411" calcext:value-type="float">
            <text:p>0.0087941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09569248" calcext:value-type="float">
            <text:p>0.009569248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8103397" calcext:value-type="float">
            <text:p>0.008103397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8060542" calcext:value-type="float">
            <text:p>0.008060542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7580291" calcext:value-type="float">
            <text:p>0.00758029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25" calcext:value-type="float">
            <text:p>11.25</text:p>
          </table:table-cell>
          <table:table-cell office:value-type="float" office:value="0.008979606" calcext:value-type="float">
            <text:p>0.00897960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7615716" calcext:value-type="float">
            <text:p>0.00761571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7583532" calcext:value-type="float">
            <text:p>0.007583532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7546453" calcext:value-type="float">
            <text:p>0.00754645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75" calcext:value-type="float">
            <text:p>11.75</text:p>
          </table:table-cell>
          <table:table-cell office:value-type="float" office:value="0.00807398" calcext:value-type="float">
            <text:p>0.00807398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7323177" calcext:value-type="float">
            <text:p>0.007323177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7862724" calcext:value-type="float">
            <text:p>0.007862724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7610257" calcext:value-type="float">
            <text:p>0.00761025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25" calcext:value-type="float">
            <text:p>12.25</text:p>
          </table:table-cell>
          <table:table-cell office:value-type="float" office:value="0.009234752" calcext:value-type="float">
            <text:p>0.009234752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7673578" calcext:value-type="float">
            <text:p>0.007673578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7689682" calcext:value-type="float">
            <text:p>0.007689682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7432962" calcext:value-type="float">
            <text:p>0.0074329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75" calcext:value-type="float">
            <text:p>12.75</text:p>
          </table:table-cell>
          <table:table-cell office:value-type="float" office:value="0.009185902" calcext:value-type="float">
            <text:p>0.009185902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7756569" calcext:value-type="float">
            <text:p>0.007756569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7597252" calcext:value-type="float">
            <text:p>0.007597252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7518251" calcext:value-type="float">
            <text:p>0.00751825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</text:p>
          </table:table-cell>
          <table:table-cell office:value-type="float" office:value="0.009160792" calcext:value-type="float">
            <text:p>0.009160792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756564" calcext:value-type="float">
            <text:p>0.00756564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7642048" calcext:value-type="float">
            <text:p>0.007642048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7463707" calcext:value-type="float">
            <text:p>0.00746370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75" calcext:value-type="float">
            <text:p>13.75</text:p>
          </table:table-cell>
          <table:table-cell office:value-type="float" office:value="0.0097657" calcext:value-type="float">
            <text:p>0.0097657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7054529" calcext:value-type="float">
            <text:p>0.007054529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6749855" calcext:value-type="float">
            <text:p>0.006749855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7205005" calcext:value-type="float">
            <text:p>0.00720500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25" calcext:value-type="float">
            <text:p>14.25</text:p>
          </table:table-cell>
          <table:table-cell office:value-type="float" office:value="0.009621366" calcext:value-type="float">
            <text:p>0.009621366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6860113" calcext:value-type="float">
            <text:p>0.006860113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6885696" calcext:value-type="float">
            <text:p>0.006885696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6659132" calcext:value-type="float">
            <text:p>0.00665913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75" calcext:value-type="float">
            <text:p>14.75</text:p>
          </table:table-cell>
          <table:table-cell office:value-type="float" office:value="0.01012358" calcext:value-type="float">
            <text:p>0.01012358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6910746" calcext:value-type="float">
            <text:p>0.006910746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6712914" calcext:value-type="float">
            <text:p>0.006712914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6803459" calcext:value-type="float">
            <text:p>0.00680345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25" calcext:value-type="float">
            <text:p>15.25</text:p>
          </table:table-cell>
          <table:table-cell office:value-type="float" office:value="0.008874311" calcext:value-type="float">
            <text:p>0.008874311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6916199" calcext:value-type="float">
            <text:p>0.006916199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7188293" calcext:value-type="float">
            <text:p>0.007188293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7175594" calcext:value-type="float">
            <text:p>0.00717559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75" calcext:value-type="float">
            <text:p>15.75</text:p>
          </table:table-cell>
          <table:table-cell office:value-type="float" office:value="0.008558281" calcext:value-type="float">
            <text:p>0.008558281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6866369" calcext:value-type="float">
            <text:p>0.006866369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7089553" calcext:value-type="float">
            <text:p>0.007089553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7388554" calcext:value-type="float">
            <text:p>0.00738855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25" calcext:value-type="float">
            <text:p>16.25</text:p>
          </table:table-cell>
          <table:table-cell office:value-type="float" office:value="0.008411571" calcext:value-type="float">
            <text:p>0.008411571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6239491" calcext:value-type="float">
            <text:p>0.006239491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6444927" calcext:value-type="float">
            <text:p>0.006444927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6606942" calcext:value-type="float">
            <text:p>0.00660694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.75" calcext:value-type="float">
            <text:p>16.75</text:p>
          </table:table-cell>
          <table:table-cell office:value-type="float" office:value="0.008728993" calcext:value-type="float">
            <text:p>0.008728993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6178497" calcext:value-type="float">
            <text:p>0.006178497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730434" calcext:value-type="float">
            <text:p>0.00730434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6052879" calcext:value-type="float">
            <text:p>0.00605287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25" calcext:value-type="float">
            <text:p>17.25</text:p>
          </table:table-cell>
          <table:table-cell office:value-type="float" office:value="0.008848107" calcext:value-type="float">
            <text:p>0.008848107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6628199" calcext:value-type="float">
            <text:p>0.006628199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6690181" calcext:value-type="float">
            <text:p>0.006690181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6425271" calcext:value-type="float">
            <text:p>0.00642527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75" calcext:value-type="float">
            <text:p>17.75</text:p>
          </table:table-cell>
          <table:table-cell office:value-type="float" office:value="0.008121055" calcext:value-type="float">
            <text:p>0.008121055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6082406" calcext:value-type="float">
            <text:p>0.006082406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6049535" calcext:value-type="float">
            <text:p>0.006049535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6309439" calcext:value-type="float">
            <text:p>0.00630943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.25" calcext:value-type="float">
            <text:p>18.25</text:p>
          </table:table-cell>
          <table:table-cell office:value-type="float" office:value="0.007859759" calcext:value-type="float">
            <text:p>0.007859759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6271709" calcext:value-type="float">
            <text:p>0.006271709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6048441" calcext:value-type="float">
            <text:p>0.006048441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6086454" calcext:value-type="float">
            <text:p>0.00608645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.75" calcext:value-type="float">
            <text:p>18.75</text:p>
          </table:table-cell>
          <table:table-cell office:value-type="float" office:value="0.008183511" calcext:value-type="float">
            <text:p>0.008183511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6171263" calcext:value-type="float">
            <text:p>0.006171263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5703307" calcext:value-type="float">
            <text:p>0.005703307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6263388" calcext:value-type="float">
            <text:p>0.00626338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.25" calcext:value-type="float">
            <text:p>19.25</text:p>
          </table:table-cell>
          <table:table-cell office:value-type="float" office:value="0.008614736" calcext:value-type="float">
            <text:p>0.008614736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5078734" calcext:value-type="float">
            <text:p>0.005078734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5602919" calcext:value-type="float">
            <text:p>0.005602919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562582" calcext:value-type="float">
            <text:p>0.0056258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.75" calcext:value-type="float">
            <text:p>19.75</text:p>
          </table:table-cell>
          <table:table-cell office:value-type="float" office:value="0.008407209" calcext:value-type="float">
            <text:p>0.008407209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5553218" calcext:value-type="float">
            <text:p>0.005553218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5913639" calcext:value-type="float">
            <text:p>0.005913639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5342726" calcext:value-type="float">
            <text:p>0.00534272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25" calcext:value-type="float">
            <text:p>20.25</text:p>
          </table:table-cell>
          <table:table-cell office:value-type="float" office:value="0.008733057" calcext:value-type="float">
            <text:p>0.008733057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5649927" calcext:value-type="float">
            <text:p>0.005649927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5617875" calcext:value-type="float">
            <text:p>0.005617875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5963988" calcext:value-type="float">
            <text:p>0.00596398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.75" calcext:value-type="float">
            <text:p>20.75</text:p>
          </table:table-cell>
          <table:table-cell office:value-type="float" office:value="0.008211917" calcext:value-type="float">
            <text:p>0.008211917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5365041" calcext:value-type="float">
            <text:p>0.005365041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5141719" calcext:value-type="float">
            <text:p>0.005141719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5165858" calcext:value-type="float">
            <text:p>0.00516585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.25" calcext:value-type="float">
            <text:p>21.25</text:p>
          </table:table-cell>
          <table:table-cell office:value-type="float" office:value="0.007654365" calcext:value-type="float">
            <text:p>0.007654365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5738314" calcext:value-type="float">
            <text:p>0.005738314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5247689" calcext:value-type="float">
            <text:p>0.005247689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493638" calcext:value-type="float">
            <text:p>0.0049363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75" calcext:value-type="float">
            <text:p>21.75</text:p>
          </table:table-cell>
          <table:table-cell office:value-type="float" office:value="0.008183174" calcext:value-type="float">
            <text:p>0.008183174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5245693" calcext:value-type="float">
            <text:p>0.005245693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5586029" calcext:value-type="float">
            <text:p>0.005586029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5387508" calcext:value-type="float">
            <text:p>0.00538750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.25" calcext:value-type="float">
            <text:p>22.25</text:p>
          </table:table-cell>
          <table:table-cell office:value-type="float" office:value="0.00881123" calcext:value-type="float">
            <text:p>0.00881123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5617554" calcext:value-type="float">
            <text:p>0.005617554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5112363" calcext:value-type="float">
            <text:p>0.005112363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5135769" calcext:value-type="float">
            <text:p>0.00513576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.75" calcext:value-type="float">
            <text:p>22.75</text:p>
          </table:table-cell>
          <table:table-cell office:value-type="float" office:value="0.009041946" calcext:value-type="float">
            <text:p>0.009041946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4970431" calcext:value-type="float">
            <text:p>0.004970431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4924541" calcext:value-type="float">
            <text:p>0.004924541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544227" calcext:value-type="float">
            <text:p>0.0054422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.25" calcext:value-type="float">
            <text:p>23.25</text:p>
          </table:table-cell>
          <table:table-cell office:value-type="float" office:value="0.008532572" calcext:value-type="float">
            <text:p>0.008532572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4679525" calcext:value-type="float">
            <text:p>0.004679525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4968164" calcext:value-type="float">
            <text:p>0.004968164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4522886" calcext:value-type="float">
            <text:p>0.00452288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.75" calcext:value-type="float">
            <text:p>23.75</text:p>
          </table:table-cell>
          <table:table-cell office:value-type="float" office:value="0.007958835" calcext:value-type="float">
            <text:p>0.007958835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4668784" calcext:value-type="float">
            <text:p>0.004668784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502164" calcext:value-type="float">
            <text:p>0.00502164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4763816" calcext:value-type="float">
            <text:p>0.00476381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.25" calcext:value-type="float">
            <text:p>24.25</text:p>
          </table:table-cell>
          <table:table-cell office:value-type="float" office:value="0.008213524" calcext:value-type="float">
            <text:p>0.008213524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4822448" calcext:value-type="float">
            <text:p>0.004822448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4659655" calcext:value-type="float">
            <text:p>0.004659655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4651801" calcext:value-type="float">
            <text:p>0.00465180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.75" calcext:value-type="float">
            <text:p>24.75</text:p>
          </table:table-cell>
          <table:table-cell office:value-type="float" office:value="0.00794306" calcext:value-type="float">
            <text:p>0.00794306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4235225" calcext:value-type="float">
            <text:p>0.004235225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413186" calcext:value-type="float">
            <text:p>0.00413186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4387151" calcext:value-type="float">
            <text:p>0.00438715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25" calcext:value-type="float">
            <text:p>25.25</text:p>
          </table:table-cell>
          <table:table-cell office:value-type="float" office:value="0.0074732" calcext:value-type="float">
            <text:p>0.0074732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75" calcext:value-type="float">
            <text:p>25.75</text:p>
          </table:table-cell>
          <table:table-cell office:value-type="float" office:value="0.007966344" calcext:value-type="float">
            <text:p>0.007966344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25" calcext:value-type="float">
            <text:p>26.25</text:p>
          </table:table-cell>
          <table:table-cell office:value-type="float" office:value="0.006977727" calcext:value-type="float">
            <text:p>0.006977727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.75" calcext:value-type="float">
            <text:p>26.75</text:p>
          </table:table-cell>
          <table:table-cell office:value-type="float" office:value="0.008212972" calcext:value-type="float">
            <text:p>0.008212972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25" calcext:value-type="float">
            <text:p>27.25</text:p>
          </table:table-cell>
          <table:table-cell office:value-type="float" office:value="0.007115016" calcext:value-type="float">
            <text:p>0.007115016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.75" calcext:value-type="float">
            <text:p>27.75</text:p>
          </table:table-cell>
          <table:table-cell office:value-type="float" office:value="0.007408196" calcext:value-type="float">
            <text:p>0.007408196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.25" calcext:value-type="float">
            <text:p>28.25</text:p>
          </table:table-cell>
          <table:table-cell office:value-type="float" office:value="0.007068782" calcext:value-type="float">
            <text:p>0.007068782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.75" calcext:value-type="float">
            <text:p>28.75</text:p>
          </table:table-cell>
          <table:table-cell office:value-type="float" office:value="0.006830668" calcext:value-type="float">
            <text:p>0.006830668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.25" calcext:value-type="float">
            <text:p>29.25</text:p>
          </table:table-cell>
          <table:table-cell office:value-type="float" office:value="0.007247282" calcext:value-type="float">
            <text:p>0.007247282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.75" calcext:value-type="float">
            <text:p>29.75</text:p>
          </table:table-cell>
          <table:table-cell office:value-type="float" office:value="0.006274453" calcext:value-type="float">
            <text:p>0.006274453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.25" calcext:value-type="float">
            <text:p>30.25</text:p>
          </table:table-cell>
          <table:table-cell office:value-type="float" office:value="0.006122881" calcext:value-type="float">
            <text:p>0.006122881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75" calcext:value-type="float">
            <text:p>30.75</text:p>
          </table:table-cell>
          <table:table-cell office:value-type="float" office:value="0.006119335" calcext:value-type="float">
            <text:p>0.006119335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.25" calcext:value-type="float">
            <text:p>31.25</text:p>
          </table:table-cell>
          <table:table-cell office:value-type="float" office:value="0.005982026" calcext:value-type="float">
            <text:p>0.005982026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.75" calcext:value-type="float">
            <text:p>31.75</text:p>
          </table:table-cell>
          <table:table-cell office:value-type="float" office:value="0.006064378" calcext:value-type="float">
            <text:p>0.00606437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.25" calcext:value-type="float">
            <text:p>32.25</text:p>
          </table:table-cell>
          <table:table-cell office:value-type="float" office:value="0.005908904" calcext:value-type="float">
            <text:p>0.005908904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.75" calcext:value-type="float">
            <text:p>32.75</text:p>
          </table:table-cell>
          <table:table-cell office:value-type="float" office:value="0.006325344" calcext:value-type="float">
            <text:p>0.006325344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.25" calcext:value-type="float">
            <text:p>33.25</text:p>
          </table:table-cell>
          <table:table-cell office:value-type="float" office:value="0.00681901" calcext:value-type="float">
            <text:p>0.00681901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.75" calcext:value-type="float">
            <text:p>33.75</text:p>
          </table:table-cell>
          <table:table-cell office:value-type="float" office:value="0.006298241" calcext:value-type="float">
            <text:p>0.006298241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.25" calcext:value-type="float">
            <text:p>34.25</text:p>
          </table:table-cell>
          <table:table-cell office:value-type="float" office:value="0.006183595" calcext:value-type="float">
            <text:p>0.006183595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.75" calcext:value-type="float">
            <text:p>34.75</text:p>
          </table:table-cell>
          <table:table-cell office:value-type="float" office:value="0.006195884" calcext:value-type="float">
            <text:p>0.006195884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.25" calcext:value-type="float">
            <text:p>35.25</text:p>
          </table:table-cell>
          <table:table-cell office:value-type="float" office:value="0.006422198" calcext:value-type="float">
            <text:p>0.006422198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.75" calcext:value-type="float">
            <text:p>35.75</text:p>
          </table:table-cell>
          <table:table-cell office:value-type="float" office:value="0.006026572" calcext:value-type="float">
            <text:p>0.006026572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25" calcext:value-type="float">
            <text:p>36.25</text:p>
          </table:table-cell>
          <table:table-cell office:value-type="float" office:value="0.005927232" calcext:value-type="float">
            <text:p>0.005927232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.75" calcext:value-type="float">
            <text:p>36.75</text:p>
          </table:table-cell>
          <table:table-cell office:value-type="float" office:value="0.005396175" calcext:value-type="float">
            <text:p>0.005396175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25" calcext:value-type="float">
            <text:p>37.25</text:p>
          </table:table-cell>
          <table:table-cell office:value-type="float" office:value="0.005685136" calcext:value-type="float">
            <text:p>0.005685136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75" calcext:value-type="float">
            <text:p>37.75</text:p>
          </table:table-cell>
          <table:table-cell office:value-type="float" office:value="0.00527449" calcext:value-type="float">
            <text:p>0.00527449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.25" calcext:value-type="float">
            <text:p>38.25</text:p>
          </table:table-cell>
          <table:table-cell office:value-type="float" office:value="0.005473206" calcext:value-type="float">
            <text:p>0.005473206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.75" calcext:value-type="float">
            <text:p>38.75</text:p>
          </table:table-cell>
          <table:table-cell office:value-type="float" office:value="0.006454913" calcext:value-type="float">
            <text:p>0.006454913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.25" calcext:value-type="float">
            <text:p>39.25</text:p>
          </table:table-cell>
          <table:table-cell office:value-type="float" office:value="0.005628641" calcext:value-type="float">
            <text:p>0.005628641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.75" calcext:value-type="float">
            <text:p>39.75</text:p>
          </table:table-cell>
          <table:table-cell office:value-type="float" office:value="0.005545783" calcext:value-type="float">
            <text:p>0.005545783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.25" calcext:value-type="float">
            <text:p>40.25</text:p>
          </table:table-cell>
          <table:table-cell office:value-type="float" office:value="0.005095328" calcext:value-type="float">
            <text:p>0.005095328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.75" calcext:value-type="float">
            <text:p>40.75</text:p>
          </table:table-cell>
          <table:table-cell office:value-type="float" office:value="0.005440898" calcext:value-type="float">
            <text:p>0.005440898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25" calcext:value-type="float">
            <text:p>41.25</text:p>
          </table:table-cell>
          <table:table-cell office:value-type="float" office:value="0.005685541" calcext:value-type="float">
            <text:p>0.005685541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.75" calcext:value-type="float">
            <text:p>41.75</text:p>
          </table:table-cell>
          <table:table-cell office:value-type="float" office:value="0.005122362" calcext:value-type="float">
            <text:p>0.005122362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.25" calcext:value-type="float">
            <text:p>42.25</text:p>
          </table:table-cell>
          <table:table-cell office:value-type="float" office:value="0.005807932" calcext:value-type="float">
            <text:p>0.005807932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75" calcext:value-type="float">
            <text:p>42.75</text:p>
          </table:table-cell>
          <table:table-cell office:value-type="float" office:value="0.005067887" calcext:value-type="float">
            <text:p>0.005067887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25" calcext:value-type="float">
            <text:p>43.25</text:p>
          </table:table-cell>
          <table:table-cell office:value-type="float" office:value="0.004707062" calcext:value-type="float">
            <text:p>0.004707062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.75" calcext:value-type="float">
            <text:p>43.75</text:p>
          </table:table-cell>
          <table:table-cell office:value-type="float" office:value="0.005055588" calcext:value-type="float">
            <text:p>0.005055588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.25" calcext:value-type="float">
            <text:p>44.25</text:p>
          </table:table-cell>
          <table:table-cell office:value-type="float" office:value="0.004698137" calcext:value-type="float">
            <text:p>0.004698137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.75" calcext:value-type="float">
            <text:p>44.75</text:p>
          </table:table-cell>
          <table:table-cell office:value-type="float" office:value="0.004785185" calcext:value-type="float">
            <text:p>0.004785185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.25" calcext:value-type="float">
            <text:p>45.25</text:p>
          </table:table-cell>
          <table:table-cell office:value-type="float" office:value="0.005109023" calcext:value-type="float">
            <text:p>0.005109023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.75" calcext:value-type="float">
            <text:p>45.75</text:p>
          </table:table-cell>
          <table:table-cell office:value-type="float" office:value="0.005570928" calcext:value-type="float">
            <text:p>0.005570928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.25" calcext:value-type="float">
            <text:p>46.25</text:p>
          </table:table-cell>
          <table:table-cell office:value-type="float" office:value="0.005332086" calcext:value-type="float">
            <text:p>0.00533208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.75" calcext:value-type="float">
            <text:p>46.75</text:p>
          </table:table-cell>
          <table:table-cell office:value-type="float" office:value="0.005035495" calcext:value-type="float">
            <text:p>0.005035495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.25" calcext:value-type="float">
            <text:p>47.25</text:p>
          </table:table-cell>
          <table:table-cell office:value-type="float" office:value="0.004237598" calcext:value-type="float">
            <text:p>0.004237598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.75" calcext:value-type="float">
            <text:p>47.75</text:p>
          </table:table-cell>
          <table:table-cell office:value-type="float" office:value="0.004339075" calcext:value-type="float">
            <text:p>0.004339075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.25" calcext:value-type="float">
            <text:p>48.25</text:p>
          </table:table-cell>
          <table:table-cell office:value-type="float" office:value="0.004632902" calcext:value-type="float">
            <text:p>0.004632902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.75" calcext:value-type="float">
            <text:p>48.75</text:p>
          </table:table-cell>
          <table:table-cell office:value-type="float" office:value="0.004629701" calcext:value-type="float">
            <text:p>0.004629701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.25" calcext:value-type="float">
            <text:p>49.25</text:p>
          </table:table-cell>
          <table:table-cell office:value-type="float" office:value="0.00491352" calcext:value-type="float">
            <text:p>0.00491352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.75" calcext:value-type="float">
            <text:p>49.75</text:p>
          </table:table-cell>
          <table:table-cell office:value-type="float" office:value="0.003459255" calcext:value-type="float">
            <text:p>0.00345925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3:07:17.16943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30T13:09:01.222107687</dc:date>
    <meta:editing-duration>PT44M27S</meta:editing-duration>
    <meta:editing-cycles>2</meta:editing-cycles>
    <meta:generator>LibreOffice/6.4.7.2$Linux_X86_64 LibreOffice_project/40$Build-2</meta:generator>
    <meta:document-statistic meta:table-count="1" meta:cell-count="6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07cm" svg:height="12.665cm" xlink:href=".." xlink:type="simple" chart:class="chart:scatter" chart:style-name="ch1">
        <chart:legend chart:legend-position="end" svg:x="25.904cm" svg:y="5.286cm" style:legend-expansion="high" chart:style-name="ch2"/>
        <chart:plot-area chart:style-name="ch3" table:cell-range-address="gamma_6MeV_50cm.B5:gamma_6MeV_50cm.C104 gamma_6MeV_50cm.B3:gamma_6MeV_50cm.B3 gamma_6MeV_50cm.N2:gamma_6MeV_50cm.N2 gamma_6MeV_50cm.O4:gamma_6MeV_50cm.O16 gamma_6MeV_50cm.K3:gamma_6MeV_50cm.K3 gamma_6MeV_50cm.L5:gamma_6MeV_50cm.L54 gamma_6MeV_50cm.H3:gamma_6MeV_50cm.H3 gamma_6MeV_50cm.I5:gamma_6MeV_50cm.I54 gamma_6MeV_50cm.E3:gamma_6MeV_50cm.E3 gamma_6MeV_50cm.F5:gamma_6MeV_50cm.F54" chart:data-source-has-labels="row" svg:x="0.566cm" svg:y="0.253cm" svg:width="24.772cm" svg:height="12.159cm">
          <chartooo:coordinate-region svg:x="1.664cm" svg:y="0.452cm" svg:width="23.487cm" svg:height="11.3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amma_6MeV_50cm.C5:gamma_6MeV_50cm.C104" chart:label-cell-address="gamma_6MeV_50cm.B3:gamma_6MeV_50cm.B3" chart:class="chart:scatter">
            <chart:domain table:cell-range-address="gamma_6MeV_50cm.B5:gamma_6MeV_50cm.B104"/>
            <chart:data-point chart:repeated="100"/>
          </chart:series>
          <chart:series chart:style-name="ch7" chart:values-cell-range-address="gamma_6MeV_50cm.O4:gamma_6MeV_50cm.O16" loext:hide-legend="true" chart:label-cell-address="gamma_6MeV_50cm.N2:gamma_6MeV_50cm.N2" chart:class="chart:scatter">
            <chart:domain table:cell-range-address="gamma_6MeV_50cm.N4:gamma_6MeV_50cm.N15"/>
            <chart:data-point chart:repeated="13"/>
          </chart:series>
          <chart:series chart:style-name="ch8" chart:values-cell-range-address="gamma_6MeV_50cm.L5:gamma_6MeV_50cm.L54" chart:label-cell-address="gamma_6MeV_50cm.K3:gamma_6MeV_50cm.K3" chart:class="chart:scatter">
            <chart:domain table:cell-range-address="gamma_6MeV_50cm.K5:gamma_6MeV_50cm.K54"/>
            <chart:data-point chart:repeated="50"/>
          </chart:series>
          <chart:series chart:style-name="ch9" chart:values-cell-range-address="gamma_6MeV_50cm.I5:gamma_6MeV_50cm.I54" chart:label-cell-address="gamma_6MeV_50cm.H3:gamma_6MeV_50cm.H3" chart:class="chart:scatter">
            <chart:domain table:cell-range-address="gamma_6MeV_50cm.H5:gamma_6MeV_50cm.H54"/>
            <chart:data-point chart:repeated="50"/>
          </chart:series>
          <chart:series chart:style-name="ch10" chart:values-cell-range-address="gamma_6MeV_50cm.F5:gamma_6MeV_50cm.F54" chart:label-cell-address="gamma_6MeV_50cm.E3:gamma_6MeV_50cm.E3" chart:class="chart:scatter">
            <chart:domain table:cell-range-address="gamma_6MeV_50cm.E5:gamma_6MeV_50cm.E54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1cm </text:p>
                <draw:g>
                  <svg:desc>gamma_6MeV_50cm.B3:gamma_6MeV_50cm.B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/>
                <draw:g>
                  <svg:desc>gamma_6MeV_50cm.N2:gamma_6MeV_50cm.N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 50 cm</text:p>
                <draw:g>
                  <svg:desc>gamma_6MeV_50cm.K3:gamma_6MeV_50cm.K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 10 cm</text:p>
                <draw:g>
                  <svg:desc>gamma_6MeV_50cm.H3:gamma_6MeV_50cm.H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5cm</text:p>
                <draw:g>
                  <svg:desc>gamma_6MeV_50cm.E3:gamma_6MeV_50cm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gamma_6MeV_50cm.B5:gamma_6MeV_50cm.B104</svg:desc>
                </draw:g>
              </table:table-cell>
              <table:table-cell office:value-type="float" office:value="0.001799463">
                <text:p>0.001799463</text:p>
                <draw:g>
                  <svg:desc>gamma_6MeV_50cm.C5:gamma_6MeV_50cm.C104</svg:desc>
                </draw:g>
              </table:table-cell>
              <table:table-cell office:value-type="float" office:value="2.5">
                <text:p>2.5</text:p>
                <draw:g>
                  <svg:desc>gamma_6MeV_50cm.N4:gamma_6MeV_50cm.N15</svg:desc>
                </draw:g>
              </table:table-cell>
              <table:table-cell office:value-type="float" office:value="0.008735571">
                <text:p>0.008735571</text:p>
                <draw:g>
                  <svg:desc>gamma_6MeV_50cm.O4:gamma_6MeV_50cm.O16</svg:desc>
                </draw:g>
              </table:table-cell>
              <table:table-cell office:value-type="float" office:value="0.5">
                <text:p>0.5</text:p>
                <draw:g>
                  <svg:desc>gamma_6MeV_50cm.K5:gamma_6MeV_50cm.K54</svg:desc>
                </draw:g>
              </table:table-cell>
              <table:table-cell office:value-type="float" office:value="0.003222213">
                <text:p>0.003222213</text:p>
                <draw:g>
                  <svg:desc>gamma_6MeV_50cm.L5:gamma_6MeV_50cm.L54</svg:desc>
                </draw:g>
              </table:table-cell>
              <table:table-cell office:value-type="float" office:value="0.5">
                <text:p>0.5</text:p>
                <draw:g>
                  <svg:desc>gamma_6MeV_50cm.H5:gamma_6MeV_50cm.H54</svg:desc>
                </draw:g>
              </table:table-cell>
              <table:table-cell office:value-type="float" office:value="0.00314693">
                <text:p>0.00314693</text:p>
                <draw:g>
                  <svg:desc>gamma_6MeV_50cm.I5:gamma_6MeV_50cm.I54</svg:desc>
                </draw:g>
              </table:table-cell>
              <table:table-cell office:value-type="float" office:value="0.5">
                <text:p>0.5</text:p>
                <draw:g>
                  <svg:desc>gamma_6MeV_50cm.E5:gamma_6MeV_50cm.E54</svg:desc>
                </draw:g>
              </table:table-cell>
              <table:table-cell office:value-type="float" office:value="0.003978955">
                <text:p>0.003978955</text:p>
                <draw:g>
                  <svg:desc>gamma_6MeV_50cm.F5:gamma_6MeV_50cm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004415395">
                <text:p>0.004415395</text:p>
              </table:table-cell>
              <table:table-cell office:value-type="float" office:value="7.5">
                <text:p>7.5</text:p>
              </table:table-cell>
              <table:table-cell office:value-type="float" office:value="0.01012243">
                <text:p>0.01012243</text:p>
              </table:table-cell>
              <table:table-cell office:value-type="float" office:value="1.5">
                <text:p>1.5</text:p>
              </table:table-cell>
              <table:table-cell office:value-type="float" office:value="0.008867553">
                <text:p>0.008867553</text:p>
              </table:table-cell>
              <table:table-cell office:value-type="float" office:value="1.5">
                <text:p>1.5</text:p>
              </table:table-cell>
              <table:table-cell office:value-type="float" office:value="0.007786084">
                <text:p>0.007786084</text:p>
              </table:table-cell>
              <table:table-cell office:value-type="float" office:value="1.5">
                <text:p>1.5</text:p>
              </table:table-cell>
              <table:table-cell office:value-type="float" office:value="0.008796749">
                <text:p>0.008796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.007277208">
                <text:p>0.007277208</text:p>
              </table:table-cell>
              <table:table-cell office:value-type="float" office:value="12.5">
                <text:p>12.5</text:p>
              </table:table-cell>
              <table:table-cell office:value-type="float" office:value="0.009395295">
                <text:p>0.009395295</text:p>
              </table:table-cell>
              <table:table-cell office:value-type="float" office:value="2.5">
                <text:p>2.5</text:p>
              </table:table-cell>
              <table:table-cell office:value-type="float" office:value="0.01211851">
                <text:p>0.01211851</text:p>
              </table:table-cell>
              <table:table-cell office:value-type="float" office:value="2.5">
                <text:p>2.5</text:p>
              </table:table-cell>
              <table:table-cell office:value-type="float" office:value="0.01120641">
                <text:p>0.01120641</text:p>
              </table:table-cell>
              <table:table-cell office:value-type="float" office:value="2.5">
                <text:p>2.5</text:p>
              </table:table-cell>
              <table:table-cell office:value-type="float" office:value="0.0107033">
                <text:p>0.010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0.01006006">
                <text:p>0.01006006</text:p>
              </table:table-cell>
              <table:table-cell office:value-type="float" office:value="17.5">
                <text:p>17.5</text:p>
              </table:table-cell>
              <table:table-cell office:value-type="float" office:value="0.008870802">
                <text:p>0.008870802</text:p>
              </table:table-cell>
              <table:table-cell office:value-type="float" office:value="3.5">
                <text:p>3.5</text:p>
              </table:table-cell>
              <table:table-cell office:value-type="float" office:value="0.01143066">
                <text:p>0.01143066</text:p>
              </table:table-cell>
              <table:table-cell office:value-type="float" office:value="3.5">
                <text:p>3.5</text:p>
              </table:table-cell>
              <table:table-cell office:value-type="float" office:value="0.01130912">
                <text:p>0.01130912</text:p>
              </table:table-cell>
              <table:table-cell office:value-type="float" office:value="3.5">
                <text:p>3.5</text:p>
              </table:table-cell>
              <table:table-cell office:value-type="float" office:value="0.01105139">
                <text:p>0.01105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1114786">
                <text:p>0.01114786</text:p>
              </table:table-cell>
              <table:table-cell office:value-type="float" office:value="22.5">
                <text:p>22.5</text:p>
              </table:table-cell>
              <table:table-cell office:value-type="float" office:value="0.007839324">
                <text:p>0.007839324</text:p>
              </table:table-cell>
              <table:table-cell office:value-type="float" office:value="4.5">
                <text:p>4.5</text:p>
              </table:table-cell>
              <table:table-cell office:value-type="float" office:value="0.01034804">
                <text:p>0.01034804</text:p>
              </table:table-cell>
              <table:table-cell office:value-type="float" office:value="4.5">
                <text:p>4.5</text:p>
              </table:table-cell>
              <table:table-cell office:value-type="float" office:value="0.01111251">
                <text:p>0.01111251</text:p>
              </table:table-cell>
              <table:table-cell office:value-type="float" office:value="4.5">
                <text:p>4.5</text:p>
              </table:table-cell>
              <table:table-cell office:value-type="float" office:value="0.01097762">
                <text:p>0.01097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5">
                <text:p>2.75</text:p>
              </table:table-cell>
              <table:table-cell office:value-type="float" office:value="0.01072008">
                <text:p>0.01072008</text:p>
              </table:table-cell>
              <table:table-cell office:value-type="float" office:value="27.5">
                <text:p>27.5</text:p>
              </table:table-cell>
              <table:table-cell office:value-type="float" office:value="0.007267367">
                <text:p>0.007267367</text:p>
              </table:table-cell>
              <table:table-cell office:value-type="float" office:value="5.5">
                <text:p>5.5</text:p>
              </table:table-cell>
              <table:table-cell office:value-type="float" office:value="0.01003053">
                <text:p>0.01003053</text:p>
              </table:table-cell>
              <table:table-cell office:value-type="float" office:value="5.5">
                <text:p>5.5</text:p>
              </table:table-cell>
              <table:table-cell office:value-type="float" office:value="0.009965366">
                <text:p>0.009965366</text:p>
              </table:table-cell>
              <table:table-cell office:value-type="float" office:value="5.5">
                <text:p>5.5</text:p>
              </table:table-cell>
              <table:table-cell office:value-type="float" office:value="0.010736">
                <text:p>0.010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5">
                <text:p>3.25</text:p>
              </table:table-cell>
              <table:table-cell office:value-type="float" office:value="0.01064115">
                <text:p>0.01064115</text:p>
              </table:table-cell>
              <table:table-cell office:value-type="float" office:value="32.5">
                <text:p>32.5</text:p>
              </table:table-cell>
              <table:table-cell office:value-type="float" office:value="0.006440996">
                <text:p>0.006440996</text:p>
              </table:table-cell>
              <table:table-cell office:value-type="float" office:value="6.5">
                <text:p>6.5</text:p>
              </table:table-cell>
              <table:table-cell office:value-type="float" office:value="0.009843744">
                <text:p>0.009843744</text:p>
              </table:table-cell>
              <table:table-cell office:value-type="float" office:value="6.5">
                <text:p>6.5</text:p>
              </table:table-cell>
              <table:table-cell office:value-type="float" office:value="0.009971672">
                <text:p>0.009971672</text:p>
              </table:table-cell>
              <table:table-cell office:value-type="float" office:value="6.5">
                <text:p>6.5</text:p>
              </table:table-cell>
              <table:table-cell office:value-type="float" office:value="0.009845152">
                <text:p>0.009845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.01096647">
                <text:p>0.01096647</text:p>
              </table:table-cell>
              <table:table-cell office:value-type="float" office:value="37.5">
                <text:p>37.5</text:p>
              </table:table-cell>
              <table:table-cell office:value-type="float" office:value="0.005992746">
                <text:p>0.005992746</text:p>
              </table:table-cell>
              <table:table-cell office:value-type="float" office:value="7.5">
                <text:p>7.5</text:p>
              </table:table-cell>
              <table:table-cell office:value-type="float" office:value="0.009974411">
                <text:p>0.009974411</text:p>
              </table:table-cell>
              <table:table-cell office:value-type="float" office:value="7.5">
                <text:p>7.5</text:p>
              </table:table-cell>
              <table:table-cell office:value-type="float" office:value="0.009672737">
                <text:p>0.009672737</text:p>
              </table:table-cell>
              <table:table-cell office:value-type="float" office:value="7.5">
                <text:p>7.5</text:p>
              </table:table-cell>
              <table:table-cell office:value-type="float" office:value="0.01039374">
                <text:p>0.0103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">
                <text:p>4.25</text:p>
              </table:table-cell>
              <table:table-cell office:value-type="float" office:value="0.011485">
                <text:p>0.011485</text:p>
              </table:table-cell>
              <table:table-cell office:value-type="float" office:value="42.5">
                <text:p>42.5</text:p>
              </table:table-cell>
              <table:table-cell office:value-type="float" office:value="0.00529564">
                <text:p>0.00529564</text:p>
              </table:table-cell>
              <table:table-cell office:value-type="float" office:value="8.5">
                <text:p>8.5</text:p>
              </table:table-cell>
              <table:table-cell office:value-type="float" office:value="0.009923483">
                <text:p>0.009923483</text:p>
              </table:table-cell>
              <table:table-cell office:value-type="float" office:value="8.5">
                <text:p>8.5</text:p>
              </table:table-cell>
              <table:table-cell office:value-type="float" office:value="0.01019736">
                <text:p>0.01019736</text:p>
              </table:table-cell>
              <table:table-cell office:value-type="float" office:value="8.5">
                <text:p>8.5</text:p>
              </table:table-cell>
              <table:table-cell office:value-type="float" office:value="0.01016123">
                <text:p>0.01016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0.01063008">
                <text:p>0.01063008</text:p>
              </table:table-cell>
              <table:table-cell office:value-type="float" office:value="47.5">
                <text:p>47.5</text:p>
              </table:table-cell>
              <table:table-cell office:value-type="float" office:value="0.004545161">
                <text:p>0.004545161</text:p>
              </table:table-cell>
              <table:table-cell office:value-type="float" office:value="9.5">
                <text:p>9.5</text:p>
              </table:table-cell>
              <table:table-cell office:value-type="float" office:value="0.009781405">
                <text:p>0.009781405</text:p>
              </table:table-cell>
              <table:table-cell office:value-type="float" office:value="9.5">
                <text:p>9.5</text:p>
              </table:table-cell>
              <table:table-cell office:value-type="float" office:value="0.01005106">
                <text:p>0.01005106</text:p>
              </table:table-cell>
              <table:table-cell office:value-type="float" office:value="9.5">
                <text:p>9.5</text:p>
              </table:table-cell>
              <table:table-cell office:value-type="float" office:value="0.009797364">
                <text:p>0.009797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5">
                <text:p>5.25</text:p>
              </table:table-cell>
              <table:table-cell office:value-type="float" office:value="0.00977564">
                <text:p>0.0097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009318456">
                <text:p>0.009318456</text:p>
              </table:table-cell>
              <table:table-cell office:value-type="float" office:value="10.5">
                <text:p>10.5</text:p>
              </table:table-cell>
              <table:table-cell office:value-type="float" office:value="0.00927486">
                <text:p>0.00927486</text:p>
              </table:table-cell>
              <table:table-cell office:value-type="float" office:value="10.5">
                <text:p>10.5</text:p>
              </table:table-cell>
              <table:table-cell office:value-type="float" office:value="0.01010964">
                <text:p>0.01010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5">
                <text:p>5.75</text:p>
              </table:table-cell>
              <table:table-cell office:value-type="float" office:value="0.01057027">
                <text:p>0.0105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.009516627">
                <text:p>0.009516627</text:p>
              </table:table-cell>
              <table:table-cell office:value-type="float" office:value="11.5">
                <text:p>11.5</text:p>
              </table:table-cell>
              <table:table-cell office:value-type="float" office:value="0.009049899">
                <text:p>0.009049899</text:p>
              </table:table-cell>
              <table:table-cell office:value-type="float" office:value="11.5">
                <text:p>11.5</text:p>
              </table:table-cell>
              <table:table-cell office:value-type="float" office:value="0.009886684">
                <text:p>0.009886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0.009806931">
                <text:p>0.00980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009875012">
                <text:p>0.009875012</text:p>
              </table:table-cell>
              <table:table-cell office:value-type="float" office:value="12.5">
                <text:p>12.5</text:p>
              </table:table-cell>
              <table:table-cell office:value-type="float" office:value="0.009416525">
                <text:p>0.009416525</text:p>
              </table:table-cell>
              <table:table-cell office:value-type="float" office:value="12.5">
                <text:p>12.5</text:p>
              </table:table-cell>
              <table:table-cell office:value-type="float" office:value="0.009272779">
                <text:p>0.009272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5">
                <text:p>6.75</text:p>
              </table:table-cell>
              <table:table-cell office:value-type="float" office:value="0.009568566">
                <text:p>0.00956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.008938796">
                <text:p>0.008938796</text:p>
              </table:table-cell>
              <table:table-cell office:value-type="float" office:value="13.5">
                <text:p>13.5</text:p>
              </table:table-cell>
              <table:table-cell office:value-type="float" office:value="0.00995652">
                <text:p>0.00995652</text:p>
              </table:table-cell>
              <table:table-cell office:value-type="float" office:value="13.5">
                <text:p>13.5</text:p>
              </table:table-cell>
              <table:table-cell office:value-type="float" office:value="0.009007018">
                <text:p>0.00900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5">
                <text:p>7.25</text:p>
              </table:table-cell>
              <table:table-cell office:value-type="float" office:value="0.009950216">
                <text:p>0.00995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0.008755972">
                <text:p>0.008755972</text:p>
              </table:table-cell>
              <table:table-cell office:value-type="float" office:value="14.5">
                <text:p>14.5</text:p>
              </table:table-cell>
              <table:table-cell office:value-type="float" office:value="0.009179945">
                <text:p>0.009179945</text:p>
              </table:table-cell>
              <table:table-cell office:value-type="float" office:value="14.5">
                <text:p>14.5</text:p>
              </table:table-cell>
              <table:table-cell office:value-type="float" office:value="0.00900023">
                <text:p>0.00900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5">
                <text:p>7.75</text:p>
              </table:table-cell>
              <table:table-cell office:value-type="float" office:value="0.01022678">
                <text:p>0.0102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0.008974367">
                <text:p>0.008974367</text:p>
              </table:table-cell>
              <table:table-cell office:value-type="float" office:value="15.5">
                <text:p>15.5</text:p>
              </table:table-cell>
              <table:table-cell office:value-type="float" office:value="0.008574484">
                <text:p>0.008574484</text:p>
              </table:table-cell>
              <table:table-cell office:value-type="float" office:value="15.5">
                <text:p>15.5</text:p>
              </table:table-cell>
              <table:table-cell office:value-type="float" office:value="0.008203928">
                <text:p>0.008203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0.009821604">
                <text:p>0.00982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0.007997441">
                <text:p>0.007997441</text:p>
              </table:table-cell>
              <table:table-cell office:value-type="float" office:value="16.5">
                <text:p>16.5</text:p>
              </table:table-cell>
              <table:table-cell office:value-type="float" office:value="0.00878159">
                <text:p>0.00878159</text:p>
              </table:table-cell>
              <table:table-cell office:value-type="float" office:value="16.5">
                <text:p>16.5</text:p>
              </table:table-cell>
              <table:table-cell office:value-type="float" office:value="0.008285277">
                <text:p>0.008285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5">
                <text:p>8.75</text:p>
              </table:table-cell>
              <table:table-cell office:value-type="float" office:value="0.009400324">
                <text:p>0.00940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008269595">
                <text:p>0.008269595</text:p>
              </table:table-cell>
              <table:table-cell office:value-type="float" office:value="17.5">
                <text:p>17.5</text:p>
              </table:table-cell>
              <table:table-cell office:value-type="float" office:value="0.008648411">
                <text:p>0.008648411</text:p>
              </table:table-cell>
              <table:table-cell office:value-type="float" office:value="17.5">
                <text:p>17.5</text:p>
              </table:table-cell>
              <table:table-cell office:value-type="float" office:value="0.008823185">
                <text:p>0.008823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25">
                <text:p>9.25</text:p>
              </table:table-cell>
              <table:table-cell office:value-type="float" office:value="0.009731455">
                <text:p>0.00973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0.00829766">
                <text:p>0.00829766</text:p>
              </table:table-cell>
              <table:table-cell office:value-type="float" office:value="18.5">
                <text:p>18.5</text:p>
              </table:table-cell>
              <table:table-cell office:value-type="float" office:value="0.00846653">
                <text:p>0.00846653</text:p>
              </table:table-cell>
              <table:table-cell office:value-type="float" office:value="18.5">
                <text:p>18.5</text:p>
              </table:table-cell>
              <table:table-cell office:value-type="float" office:value="0.008724463">
                <text:p>0.00872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5">
                <text:p>9.75</text:p>
              </table:table-cell>
              <table:table-cell office:value-type="float" office:value="0.008943949">
                <text:p>0.00894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0.008063649">
                <text:p>0.008063649</text:p>
              </table:table-cell>
              <table:table-cell office:value-type="float" office:value="19.5">
                <text:p>19.5</text:p>
              </table:table-cell>
              <table:table-cell office:value-type="float" office:value="0.008341576">
                <text:p>0.008341576</text:p>
              </table:table-cell>
              <table:table-cell office:value-type="float" office:value="19.5">
                <text:p>19.5</text:p>
              </table:table-cell>
              <table:table-cell office:value-type="float" office:value="0.008003939">
                <text:p>0.008003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5">
                <text:p>10.25</text:p>
              </table:table-cell>
              <table:table-cell office:value-type="float" office:value="0.009139435">
                <text:p>0.009139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0.00879411">
                <text:p>0.00879411</text:p>
              </table:table-cell>
              <table:table-cell office:value-type="float" office:value="20.5">
                <text:p>20.5</text:p>
              </table:table-cell>
              <table:table-cell office:value-type="float" office:value="0.007639059">
                <text:p>0.007639059</text:p>
              </table:table-cell>
              <table:table-cell office:value-type="float" office:value="20.5">
                <text:p>20.5</text:p>
              </table:table-cell>
              <table:table-cell office:value-type="float" office:value="0.0084537">
                <text:p>0.00845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75">
                <text:p>10.75</text:p>
              </table:table-cell>
              <table:table-cell office:value-type="float" office:value="0.009569248">
                <text:p>0.00956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0.007580291">
                <text:p>0.007580291</text:p>
              </table:table-cell>
              <table:table-cell office:value-type="float" office:value="21.5">
                <text:p>21.5</text:p>
              </table:table-cell>
              <table:table-cell office:value-type="float" office:value="0.008060542">
                <text:p>0.008060542</text:p>
              </table:table-cell>
              <table:table-cell office:value-type="float" office:value="21.5">
                <text:p>21.5</text:p>
              </table:table-cell>
              <table:table-cell office:value-type="float" office:value="0.008103397">
                <text:p>0.008103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25">
                <text:p>11.25</text:p>
              </table:table-cell>
              <table:table-cell office:value-type="float" office:value="0.008979606">
                <text:p>0.008979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0.007546453">
                <text:p>0.007546453</text:p>
              </table:table-cell>
              <table:table-cell office:value-type="float" office:value="22.5">
                <text:p>22.5</text:p>
              </table:table-cell>
              <table:table-cell office:value-type="float" office:value="0.007583532">
                <text:p>0.007583532</text:p>
              </table:table-cell>
              <table:table-cell office:value-type="float" office:value="22.5">
                <text:p>22.5</text:p>
              </table:table-cell>
              <table:table-cell office:value-type="float" office:value="0.007615716">
                <text:p>0.007615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0.00807398">
                <text:p>0.0080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0.007610257">
                <text:p>0.007610257</text:p>
              </table:table-cell>
              <table:table-cell office:value-type="float" office:value="23.5">
                <text:p>23.5</text:p>
              </table:table-cell>
              <table:table-cell office:value-type="float" office:value="0.007862724">
                <text:p>0.007862724</text:p>
              </table:table-cell>
              <table:table-cell office:value-type="float" office:value="23.5">
                <text:p>23.5</text:p>
              </table:table-cell>
              <table:table-cell office:value-type="float" office:value="0.007323177">
                <text:p>0.007323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5">
                <text:p>12.25</text:p>
              </table:table-cell>
              <table:table-cell office:value-type="float" office:value="0.009234752">
                <text:p>0.00923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0.007432962">
                <text:p>0.007432962</text:p>
              </table:table-cell>
              <table:table-cell office:value-type="float" office:value="24.5">
                <text:p>24.5</text:p>
              </table:table-cell>
              <table:table-cell office:value-type="float" office:value="0.007689682">
                <text:p>0.007689682</text:p>
              </table:table-cell>
              <table:table-cell office:value-type="float" office:value="24.5">
                <text:p>24.5</text:p>
              </table:table-cell>
              <table:table-cell office:value-type="float" office:value="0.007673578">
                <text:p>0.007673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75">
                <text:p>12.75</text:p>
              </table:table-cell>
              <table:table-cell office:value-type="float" office:value="0.009185902">
                <text:p>0.00918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  <table:table-cell office:value-type="float" office:value="0.007518251">
                <text:p>0.007518251</text:p>
              </table:table-cell>
              <table:table-cell office:value-type="float" office:value="25.5">
                <text:p>25.5</text:p>
              </table:table-cell>
              <table:table-cell office:value-type="float" office:value="0.007597252">
                <text:p>0.007597252</text:p>
              </table:table-cell>
              <table:table-cell office:value-type="float" office:value="25.5">
                <text:p>25.5</text:p>
              </table:table-cell>
              <table:table-cell office:value-type="float" office:value="0.007756569">
                <text:p>0.007756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0.009160792">
                <text:p>0.00916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0.007463707">
                <text:p>0.007463707</text:p>
              </table:table-cell>
              <table:table-cell office:value-type="float" office:value="26.5">
                <text:p>26.5</text:p>
              </table:table-cell>
              <table:table-cell office:value-type="float" office:value="0.007642048">
                <text:p>0.007642048</text:p>
              </table:table-cell>
              <table:table-cell office:value-type="float" office:value="26.5">
                <text:p>26.5</text:p>
              </table:table-cell>
              <table:table-cell office:value-type="float" office:value="0.00756564">
                <text:p>0.00756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5">
                <text:p>13.75</text:p>
              </table:table-cell>
              <table:table-cell office:value-type="float" office:value="0.0097657">
                <text:p>0.009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0.007205005">
                <text:p>0.007205005</text:p>
              </table:table-cell>
              <table:table-cell office:value-type="float" office:value="27.5">
                <text:p>27.5</text:p>
              </table:table-cell>
              <table:table-cell office:value-type="float" office:value="0.006749855">
                <text:p>0.006749855</text:p>
              </table:table-cell>
              <table:table-cell office:value-type="float" office:value="27.5">
                <text:p>27.5</text:p>
              </table:table-cell>
              <table:table-cell office:value-type="float" office:value="0.007054529">
                <text:p>0.007054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25">
                <text:p>14.25</text:p>
              </table:table-cell>
              <table:table-cell office:value-type="float" office:value="0.009621366">
                <text:p>0.00962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0.006659132">
                <text:p>0.006659132</text:p>
              </table:table-cell>
              <table:table-cell office:value-type="float" office:value="28.5">
                <text:p>28.5</text:p>
              </table:table-cell>
              <table:table-cell office:value-type="float" office:value="0.006885696">
                <text:p>0.006885696</text:p>
              </table:table-cell>
              <table:table-cell office:value-type="float" office:value="28.5">
                <text:p>28.5</text:p>
              </table:table-cell>
              <table:table-cell office:value-type="float" office:value="0.006860113">
                <text:p>0.006860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75">
                <text:p>14.75</text:p>
              </table:table-cell>
              <table:table-cell office:value-type="float" office:value="0.01012358">
                <text:p>0.0101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0.006803459">
                <text:p>0.006803459</text:p>
              </table:table-cell>
              <table:table-cell office:value-type="float" office:value="29.5">
                <text:p>29.5</text:p>
              </table:table-cell>
              <table:table-cell office:value-type="float" office:value="0.006712914">
                <text:p>0.006712914</text:p>
              </table:table-cell>
              <table:table-cell office:value-type="float" office:value="29.5">
                <text:p>29.5</text:p>
              </table:table-cell>
              <table:table-cell office:value-type="float" office:value="0.006910746">
                <text:p>0.006910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5">
                <text:p>15.25</text:p>
              </table:table-cell>
              <table:table-cell office:value-type="float" office:value="0.008874311">
                <text:p>0.00887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0.007175594">
                <text:p>0.007175594</text:p>
              </table:table-cell>
              <table:table-cell office:value-type="float" office:value="30.5">
                <text:p>30.5</text:p>
              </table:table-cell>
              <table:table-cell office:value-type="float" office:value="0.007188293">
                <text:p>0.007188293</text:p>
              </table:table-cell>
              <table:table-cell office:value-type="float" office:value="30.5">
                <text:p>30.5</text:p>
              </table:table-cell>
              <table:table-cell office:value-type="float" office:value="0.006916199">
                <text:p>0.006916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75">
                <text:p>15.75</text:p>
              </table:table-cell>
              <table:table-cell office:value-type="float" office:value="0.008558281">
                <text:p>0.00855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0.007388554">
                <text:p>0.007388554</text:p>
              </table:table-cell>
              <table:table-cell office:value-type="float" office:value="31.5">
                <text:p>31.5</text:p>
              </table:table-cell>
              <table:table-cell office:value-type="float" office:value="0.007089553">
                <text:p>0.007089553</text:p>
              </table:table-cell>
              <table:table-cell office:value-type="float" office:value="31.5">
                <text:p>31.5</text:p>
              </table:table-cell>
              <table:table-cell office:value-type="float" office:value="0.006866369">
                <text:p>0.006866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25">
                <text:p>16.25</text:p>
              </table:table-cell>
              <table:table-cell office:value-type="float" office:value="0.008411571">
                <text:p>0.00841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5">
                <text:p>32.5</text:p>
              </table:table-cell>
              <table:table-cell office:value-type="float" office:value="0.006606942">
                <text:p>0.006606942</text:p>
              </table:table-cell>
              <table:table-cell office:value-type="float" office:value="32.5">
                <text:p>32.5</text:p>
              </table:table-cell>
              <table:table-cell office:value-type="float" office:value="0.006444927">
                <text:p>0.006444927</text:p>
              </table:table-cell>
              <table:table-cell office:value-type="float" office:value="32.5">
                <text:p>32.5</text:p>
              </table:table-cell>
              <table:table-cell office:value-type="float" office:value="0.006239491">
                <text:p>0.006239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5">
                <text:p>16.75</text:p>
              </table:table-cell>
              <table:table-cell office:value-type="float" office:value="0.008728993">
                <text:p>0.00872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0.006052879">
                <text:p>0.006052879</text:p>
              </table:table-cell>
              <table:table-cell office:value-type="float" office:value="33.5">
                <text:p>33.5</text:p>
              </table:table-cell>
              <table:table-cell office:value-type="float" office:value="0.00730434">
                <text:p>0.00730434</text:p>
              </table:table-cell>
              <table:table-cell office:value-type="float" office:value="33.5">
                <text:p>33.5</text:p>
              </table:table-cell>
              <table:table-cell office:value-type="float" office:value="0.006178497">
                <text:p>0.006178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25">
                <text:p>17.25</text:p>
              </table:table-cell>
              <table:table-cell office:value-type="float" office:value="0.008848107">
                <text:p>0.00884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5">
                <text:p>34.5</text:p>
              </table:table-cell>
              <table:table-cell office:value-type="float" office:value="0.006425271">
                <text:p>0.006425271</text:p>
              </table:table-cell>
              <table:table-cell office:value-type="float" office:value="34.5">
                <text:p>34.5</text:p>
              </table:table-cell>
              <table:table-cell office:value-type="float" office:value="0.006690181">
                <text:p>0.006690181</text:p>
              </table:table-cell>
              <table:table-cell office:value-type="float" office:value="34.5">
                <text:p>34.5</text:p>
              </table:table-cell>
              <table:table-cell office:value-type="float" office:value="0.006628199">
                <text:p>0.006628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5">
                <text:p>17.75</text:p>
              </table:table-cell>
              <table:table-cell office:value-type="float" office:value="0.008121055">
                <text:p>0.00812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">
                <text:p>35.5</text:p>
              </table:table-cell>
              <table:table-cell office:value-type="float" office:value="0.006309439">
                <text:p>0.006309439</text:p>
              </table:table-cell>
              <table:table-cell office:value-type="float" office:value="35.5">
                <text:p>35.5</text:p>
              </table:table-cell>
              <table:table-cell office:value-type="float" office:value="0.006049535">
                <text:p>0.006049535</text:p>
              </table:table-cell>
              <table:table-cell office:value-type="float" office:value="35.5">
                <text:p>35.5</text:p>
              </table:table-cell>
              <table:table-cell office:value-type="float" office:value="0.006082406">
                <text:p>0.006082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25">
                <text:p>18.25</text:p>
              </table:table-cell>
              <table:table-cell office:value-type="float" office:value="0.007859759">
                <text:p>0.0078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5">
                <text:p>36.5</text:p>
              </table:table-cell>
              <table:table-cell office:value-type="float" office:value="0.006086454">
                <text:p>0.006086454</text:p>
              </table:table-cell>
              <table:table-cell office:value-type="float" office:value="36.5">
                <text:p>36.5</text:p>
              </table:table-cell>
              <table:table-cell office:value-type="float" office:value="0.006048441">
                <text:p>0.006048441</text:p>
              </table:table-cell>
              <table:table-cell office:value-type="float" office:value="36.5">
                <text:p>36.5</text:p>
              </table:table-cell>
              <table:table-cell office:value-type="float" office:value="0.006271709">
                <text:p>0.0062717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75">
                <text:p>18.75</text:p>
              </table:table-cell>
              <table:table-cell office:value-type="float" office:value="0.008183511">
                <text:p>0.00818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5">
                <text:p>37.5</text:p>
              </table:table-cell>
              <table:table-cell office:value-type="float" office:value="0.006263388">
                <text:p>0.006263388</text:p>
              </table:table-cell>
              <table:table-cell office:value-type="float" office:value="37.5">
                <text:p>37.5</text:p>
              </table:table-cell>
              <table:table-cell office:value-type="float" office:value="0.005703307">
                <text:p>0.005703307</text:p>
              </table:table-cell>
              <table:table-cell office:value-type="float" office:value="37.5">
                <text:p>37.5</text:p>
              </table:table-cell>
              <table:table-cell office:value-type="float" office:value="0.006171263">
                <text:p>0.006171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25">
                <text:p>19.25</text:p>
              </table:table-cell>
              <table:table-cell office:value-type="float" office:value="0.008614736">
                <text:p>0.00861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5">
                <text:p>38.5</text:p>
              </table:table-cell>
              <table:table-cell office:value-type="float" office:value="0.00562582">
                <text:p>0.00562582</text:p>
              </table:table-cell>
              <table:table-cell office:value-type="float" office:value="38.5">
                <text:p>38.5</text:p>
              </table:table-cell>
              <table:table-cell office:value-type="float" office:value="0.005602919">
                <text:p>0.005602919</text:p>
              </table:table-cell>
              <table:table-cell office:value-type="float" office:value="38.5">
                <text:p>38.5</text:p>
              </table:table-cell>
              <table:table-cell office:value-type="float" office:value="0.005078734">
                <text:p>0.005078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75">
                <text:p>19.75</text:p>
              </table:table-cell>
              <table:table-cell office:value-type="float" office:value="0.008407209">
                <text:p>0.00840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">
                <text:p>39.5</text:p>
              </table:table-cell>
              <table:table-cell office:value-type="float" office:value="0.005342726">
                <text:p>0.005342726</text:p>
              </table:table-cell>
              <table:table-cell office:value-type="float" office:value="39.5">
                <text:p>39.5</text:p>
              </table:table-cell>
              <table:table-cell office:value-type="float" office:value="0.005913639">
                <text:p>0.005913639</text:p>
              </table:table-cell>
              <table:table-cell office:value-type="float" office:value="39.5">
                <text:p>39.5</text:p>
              </table:table-cell>
              <table:table-cell office:value-type="float" office:value="0.005553218">
                <text:p>0.005553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25">
                <text:p>20.25</text:p>
              </table:table-cell>
              <table:table-cell office:value-type="float" office:value="0.008733057">
                <text:p>0.00873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">
                <text:p>40.5</text:p>
              </table:table-cell>
              <table:table-cell office:value-type="float" office:value="0.005963988">
                <text:p>0.005963988</text:p>
              </table:table-cell>
              <table:table-cell office:value-type="float" office:value="40.5">
                <text:p>40.5</text:p>
              </table:table-cell>
              <table:table-cell office:value-type="float" office:value="0.005617875">
                <text:p>0.005617875</text:p>
              </table:table-cell>
              <table:table-cell office:value-type="float" office:value="40.5">
                <text:p>40.5</text:p>
              </table:table-cell>
              <table:table-cell office:value-type="float" office:value="0.005649927">
                <text:p>0.005649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75">
                <text:p>20.75</text:p>
              </table:table-cell>
              <table:table-cell office:value-type="float" office:value="0.008211917">
                <text:p>0.00821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">
                <text:p>41.5</text:p>
              </table:table-cell>
              <table:table-cell office:value-type="float" office:value="0.005165858">
                <text:p>0.005165858</text:p>
              </table:table-cell>
              <table:table-cell office:value-type="float" office:value="41.5">
                <text:p>41.5</text:p>
              </table:table-cell>
              <table:table-cell office:value-type="float" office:value="0.005141719">
                <text:p>0.005141719</text:p>
              </table:table-cell>
              <table:table-cell office:value-type="float" office:value="41.5">
                <text:p>41.5</text:p>
              </table:table-cell>
              <table:table-cell office:value-type="float" office:value="0.005365041">
                <text:p>0.005365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25">
                <text:p>21.25</text:p>
              </table:table-cell>
              <table:table-cell office:value-type="float" office:value="0.007654365">
                <text:p>0.00765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5">
                <text:p>42.5</text:p>
              </table:table-cell>
              <table:table-cell office:value-type="float" office:value="0.00493638">
                <text:p>0.00493638</text:p>
              </table:table-cell>
              <table:table-cell office:value-type="float" office:value="42.5">
                <text:p>42.5</text:p>
              </table:table-cell>
              <table:table-cell office:value-type="float" office:value="0.005247689">
                <text:p>0.005247689</text:p>
              </table:table-cell>
              <table:table-cell office:value-type="float" office:value="42.5">
                <text:p>42.5</text:p>
              </table:table-cell>
              <table:table-cell office:value-type="float" office:value="0.005738314">
                <text:p>0.005738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75">
                <text:p>21.75</text:p>
              </table:table-cell>
              <table:table-cell office:value-type="float" office:value="0.008183174">
                <text:p>0.00818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  <table:table-cell office:value-type="float" office:value="0.005387508">
                <text:p>0.005387508</text:p>
              </table:table-cell>
              <table:table-cell office:value-type="float" office:value="43.5">
                <text:p>43.5</text:p>
              </table:table-cell>
              <table:table-cell office:value-type="float" office:value="0.005586029">
                <text:p>0.005586029</text:p>
              </table:table-cell>
              <table:table-cell office:value-type="float" office:value="43.5">
                <text:p>43.5</text:p>
              </table:table-cell>
              <table:table-cell office:value-type="float" office:value="0.005245693">
                <text:p>0.0052456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25">
                <text:p>22.25</text:p>
              </table:table-cell>
              <table:table-cell office:value-type="float" office:value="0.00881123">
                <text:p>0.0088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">
                <text:p>44.5</text:p>
              </table:table-cell>
              <table:table-cell office:value-type="float" office:value="0.005135769">
                <text:p>0.005135769</text:p>
              </table:table-cell>
              <table:table-cell office:value-type="float" office:value="44.5">
                <text:p>44.5</text:p>
              </table:table-cell>
              <table:table-cell office:value-type="float" office:value="0.005112363">
                <text:p>0.005112363</text:p>
              </table:table-cell>
              <table:table-cell office:value-type="float" office:value="44.5">
                <text:p>44.5</text:p>
              </table:table-cell>
              <table:table-cell office:value-type="float" office:value="0.005617554">
                <text:p>0.005617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75">
                <text:p>22.75</text:p>
              </table:table-cell>
              <table:table-cell office:value-type="float" office:value="0.009041946">
                <text:p>0.0090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">
                <text:p>45.5</text:p>
              </table:table-cell>
              <table:table-cell office:value-type="float" office:value="0.00544227">
                <text:p>0.00544227</text:p>
              </table:table-cell>
              <table:table-cell office:value-type="float" office:value="45.5">
                <text:p>45.5</text:p>
              </table:table-cell>
              <table:table-cell office:value-type="float" office:value="0.004924541">
                <text:p>0.004924541</text:p>
              </table:table-cell>
              <table:table-cell office:value-type="float" office:value="45.5">
                <text:p>45.5</text:p>
              </table:table-cell>
              <table:table-cell office:value-type="float" office:value="0.004970431">
                <text:p>0.004970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25">
                <text:p>23.25</text:p>
              </table:table-cell>
              <table:table-cell office:value-type="float" office:value="0.008532572">
                <text:p>0.00853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">
                <text:p>46.5</text:p>
              </table:table-cell>
              <table:table-cell office:value-type="float" office:value="0.004522886">
                <text:p>0.004522886</text:p>
              </table:table-cell>
              <table:table-cell office:value-type="float" office:value="46.5">
                <text:p>46.5</text:p>
              </table:table-cell>
              <table:table-cell office:value-type="float" office:value="0.004968164">
                <text:p>0.004968164</text:p>
              </table:table-cell>
              <table:table-cell office:value-type="float" office:value="46.5">
                <text:p>46.5</text:p>
              </table:table-cell>
              <table:table-cell office:value-type="float" office:value="0.004679525">
                <text:p>0.004679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75">
                <text:p>23.75</text:p>
              </table:table-cell>
              <table:table-cell office:value-type="float" office:value="0.007958835">
                <text:p>0.00795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">
                <text:p>47.5</text:p>
              </table:table-cell>
              <table:table-cell office:value-type="float" office:value="0.004763816">
                <text:p>0.004763816</text:p>
              </table:table-cell>
              <table:table-cell office:value-type="float" office:value="47.5">
                <text:p>47.5</text:p>
              </table:table-cell>
              <table:table-cell office:value-type="float" office:value="0.00502164">
                <text:p>0.00502164</text:p>
              </table:table-cell>
              <table:table-cell office:value-type="float" office:value="47.5">
                <text:p>47.5</text:p>
              </table:table-cell>
              <table:table-cell office:value-type="float" office:value="0.004668784">
                <text:p>0.004668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25">
                <text:p>24.25</text:p>
              </table:table-cell>
              <table:table-cell office:value-type="float" office:value="0.008213524">
                <text:p>0.00821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">
                <text:p>48.5</text:p>
              </table:table-cell>
              <table:table-cell office:value-type="float" office:value="0.004651801">
                <text:p>0.004651801</text:p>
              </table:table-cell>
              <table:table-cell office:value-type="float" office:value="48.5">
                <text:p>48.5</text:p>
              </table:table-cell>
              <table:table-cell office:value-type="float" office:value="0.004659655">
                <text:p>0.004659655</text:p>
              </table:table-cell>
              <table:table-cell office:value-type="float" office:value="48.5">
                <text:p>48.5</text:p>
              </table:table-cell>
              <table:table-cell office:value-type="float" office:value="0.004822448">
                <text:p>0.004822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5">
                <text:p>24.75</text:p>
              </table:table-cell>
              <table:table-cell office:value-type="float" office:value="0.00794306">
                <text:p>0.0079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0.004387151">
                <text:p>0.004387151</text:p>
              </table:table-cell>
              <table:table-cell office:value-type="float" office:value="49.5">
                <text:p>49.5</text:p>
              </table:table-cell>
              <table:table-cell office:value-type="float" office:value="0.00413186">
                <text:p>0.00413186</text:p>
              </table:table-cell>
              <table:table-cell office:value-type="float" office:value="49.5">
                <text:p>49.5</text:p>
              </table:table-cell>
              <table:table-cell office:value-type="float" office:value="0.004235225">
                <text:p>0.004235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5">
                <text:p>25.25</text:p>
              </table:table-cell>
              <table:table-cell office:value-type="float" office:value="0.0074732">
                <text:p>0.007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75">
                <text:p>25.75</text:p>
              </table:table-cell>
              <table:table-cell office:value-type="float" office:value="0.007966344">
                <text:p>0.00796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25">
                <text:p>26.25</text:p>
              </table:table-cell>
              <table:table-cell office:value-type="float" office:value="0.006977727">
                <text:p>0.00697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75">
                <text:p>26.75</text:p>
              </table:table-cell>
              <table:table-cell office:value-type="float" office:value="0.008212972">
                <text:p>0.00821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25">
                <text:p>27.25</text:p>
              </table:table-cell>
              <table:table-cell office:value-type="float" office:value="0.007115016">
                <text:p>0.00711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75">
                <text:p>27.75</text:p>
              </table:table-cell>
              <table:table-cell office:value-type="float" office:value="0.007408196">
                <text:p>0.007408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25">
                <text:p>28.25</text:p>
              </table:table-cell>
              <table:table-cell office:value-type="float" office:value="0.007068782">
                <text:p>0.007068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75">
                <text:p>28.75</text:p>
              </table:table-cell>
              <table:table-cell office:value-type="float" office:value="0.006830668">
                <text:p>0.00683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25">
                <text:p>29.25</text:p>
              </table:table-cell>
              <table:table-cell office:value-type="float" office:value="0.007247282">
                <text:p>0.00724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75">
                <text:p>29.75</text:p>
              </table:table-cell>
              <table:table-cell office:value-type="float" office:value="0.006274453">
                <text:p>0.00627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5">
                <text:p>30.25</text:p>
              </table:table-cell>
              <table:table-cell office:value-type="float" office:value="0.006122881">
                <text:p>0.00612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75">
                <text:p>30.75</text:p>
              </table:table-cell>
              <table:table-cell office:value-type="float" office:value="0.006119335">
                <text:p>0.00611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25">
                <text:p>31.25</text:p>
              </table:table-cell>
              <table:table-cell office:value-type="float" office:value="0.005982026">
                <text:p>0.00598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75">
                <text:p>31.75</text:p>
              </table:table-cell>
              <table:table-cell office:value-type="float" office:value="0.006064378">
                <text:p>0.00606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25">
                <text:p>32.25</text:p>
              </table:table-cell>
              <table:table-cell office:value-type="float" office:value="0.005908904">
                <text:p>0.005908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75">
                <text:p>32.75</text:p>
              </table:table-cell>
              <table:table-cell office:value-type="float" office:value="0.006325344">
                <text:p>0.006325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25">
                <text:p>33.25</text:p>
              </table:table-cell>
              <table:table-cell office:value-type="float" office:value="0.00681901">
                <text:p>0.0068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75">
                <text:p>33.75</text:p>
              </table:table-cell>
              <table:table-cell office:value-type="float" office:value="0.006298241">
                <text:p>0.00629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25">
                <text:p>34.25</text:p>
              </table:table-cell>
              <table:table-cell office:value-type="float" office:value="0.006183595">
                <text:p>0.0061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75">
                <text:p>34.75</text:p>
              </table:table-cell>
              <table:table-cell office:value-type="float" office:value="0.006195884">
                <text:p>0.00619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25">
                <text:p>35.25</text:p>
              </table:table-cell>
              <table:table-cell office:value-type="float" office:value="0.006422198">
                <text:p>0.00642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75">
                <text:p>35.75</text:p>
              </table:table-cell>
              <table:table-cell office:value-type="float" office:value="0.006026572">
                <text:p>0.00602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25">
                <text:p>36.25</text:p>
              </table:table-cell>
              <table:table-cell office:value-type="float" office:value="0.005927232">
                <text:p>0.00592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75">
                <text:p>36.75</text:p>
              </table:table-cell>
              <table:table-cell office:value-type="float" office:value="0.005396175">
                <text:p>0.00539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25">
                <text:p>37.25</text:p>
              </table:table-cell>
              <table:table-cell office:value-type="float" office:value="0.005685136">
                <text:p>0.005685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75">
                <text:p>37.75</text:p>
              </table:table-cell>
              <table:table-cell office:value-type="float" office:value="0.00527449">
                <text:p>0.0052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25">
                <text:p>38.25</text:p>
              </table:table-cell>
              <table:table-cell office:value-type="float" office:value="0.005473206">
                <text:p>0.00547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75">
                <text:p>38.75</text:p>
              </table:table-cell>
              <table:table-cell office:value-type="float" office:value="0.006454913">
                <text:p>0.0064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25">
                <text:p>39.25</text:p>
              </table:table-cell>
              <table:table-cell office:value-type="float" office:value="0.005628641">
                <text:p>0.00562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75">
                <text:p>39.75</text:p>
              </table:table-cell>
              <table:table-cell office:value-type="float" office:value="0.005545783">
                <text:p>0.00554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25">
                <text:p>40.25</text:p>
              </table:table-cell>
              <table:table-cell office:value-type="float" office:value="0.005095328">
                <text:p>0.00509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75">
                <text:p>40.75</text:p>
              </table:table-cell>
              <table:table-cell office:value-type="float" office:value="0.005440898">
                <text:p>0.00544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25">
                <text:p>41.25</text:p>
              </table:table-cell>
              <table:table-cell office:value-type="float" office:value="0.005685541">
                <text:p>0.00568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75">
                <text:p>41.75</text:p>
              </table:table-cell>
              <table:table-cell office:value-type="float" office:value="0.005122362">
                <text:p>0.00512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25">
                <text:p>42.25</text:p>
              </table:table-cell>
              <table:table-cell office:value-type="float" office:value="0.005807932">
                <text:p>0.00580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75">
                <text:p>42.75</text:p>
              </table:table-cell>
              <table:table-cell office:value-type="float" office:value="0.005067887">
                <text:p>0.005067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25">
                <text:p>43.25</text:p>
              </table:table-cell>
              <table:table-cell office:value-type="float" office:value="0.004707062">
                <text:p>0.00470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75">
                <text:p>43.75</text:p>
              </table:table-cell>
              <table:table-cell office:value-type="float" office:value="0.005055588">
                <text:p>0.00505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25">
                <text:p>44.25</text:p>
              </table:table-cell>
              <table:table-cell office:value-type="float" office:value="0.004698137">
                <text:p>0.00469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75">
                <text:p>44.75</text:p>
              </table:table-cell>
              <table:table-cell office:value-type="float" office:value="0.004785185">
                <text:p>0.0047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25">
                <text:p>45.25</text:p>
              </table:table-cell>
              <table:table-cell office:value-type="float" office:value="0.005109023">
                <text:p>0.005109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75">
                <text:p>45.75</text:p>
              </table:table-cell>
              <table:table-cell office:value-type="float" office:value="0.005570928">
                <text:p>0.00557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25">
                <text:p>46.25</text:p>
              </table:table-cell>
              <table:table-cell office:value-type="float" office:value="0.005332086">
                <text:p>0.00533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75">
                <text:p>46.75</text:p>
              </table:table-cell>
              <table:table-cell office:value-type="float" office:value="0.005035495">
                <text:p>0.00503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25">
                <text:p>47.25</text:p>
              </table:table-cell>
              <table:table-cell office:value-type="float" office:value="0.004237598">
                <text:p>0.00423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75">
                <text:p>47.75</text:p>
              </table:table-cell>
              <table:table-cell office:value-type="float" office:value="0.004339075">
                <text:p>0.00433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25">
                <text:p>48.25</text:p>
              </table:table-cell>
              <table:table-cell office:value-type="float" office:value="0.004632902">
                <text:p>0.00463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75">
                <text:p>48.75</text:p>
              </table:table-cell>
              <table:table-cell office:value-type="float" office:value="0.004629701">
                <text:p>0.00462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25">
                <text:p>49.25</text:p>
              </table:table-cell>
              <table:table-cell office:value-type="float" office:value="0.00491352">
                <text:p>0.0049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75">
                <text:p>49.75</text:p>
              </table:table-cell>
              <table:table-cell office:value-type="float" office:value="0.003459255">
                <text:p>0.00345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